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84e2b"/>
    </style:style>
    <style:style style:name="P2" style:family="paragraph" style:parent-style-name="Preformatted_20_Text">
      <style:text-properties officeooo:paragraph-rsid="002781d2"/>
    </style:style>
    <style:style style:name="P3" style:family="paragraph" style:parent-style-name="Text_20_body" style:list-style-name="L1"/>
    <style:style style:name="P4" style:family="paragraph" style:parent-style-name="Text_20_body" style:list-style-name="L1">
      <style:text-properties officeooo:paragraph-rsid="002585aa"/>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text-properties officeooo:paragraph-rsid="0026d540"/>
    </style:style>
    <style:style style:name="P8" style:family="paragraph" style:parent-style-name="Text_20_body">
      <style:text-properties officeooo:paragraph-rsid="002781d2"/>
    </style:style>
    <style:style style:name="P9" style:family="paragraph" style:parent-style-name="Text_20_body">
      <style:text-properties officeooo:paragraph-rsid="002980aa"/>
    </style:style>
    <style:style style:name="T1" style:family="text">
      <style:text-properties fo:language="fr" fo:country="FR" fo:font-weight="bold" officeooo:rsid="00184e2b"/>
    </style:style>
    <style:style style:name="T2" style:family="text">
      <style:text-properties fo:language="fr" fo:country="FR" fo:font-weight="bold" officeooo:rsid="0026d540"/>
    </style:style>
    <style:style style:name="T3" style:family="text">
      <style:text-properties fo:language="fr" fo:country="FR" fo:font-weight="bold" officeooo:rsid="002781d2"/>
    </style:style>
    <style:style style:name="T4" style:family="text">
      <style:text-properties fo:language="fr" fo:country="FR" fo:font-weight="bold" officeooo:rsid="0026d540" style:font-weight-asian="bold" style:font-weight-complex="bold"/>
    </style:style>
    <style:style style:name="T5" style:family="text">
      <style:text-properties fo:language="fr" fo:country="FR" fo:font-weight="normal" officeooo:rsid="0026d540" style:font-weight-asian="normal" style:font-weight-complex="normal"/>
    </style:style>
    <style:style style:name="T6" style:family="text">
      <style:text-properties fo:language="fr" fo:country="FR" fo:font-weight="normal" officeooo:rsid="002781d2" style:font-weight-asian="normal" style:font-weight-complex="normal"/>
    </style:style>
    <style:style style:name="T7" style:family="text">
      <style:text-properties fo:language="fr" fo:country="FR" fo:font-weight="normal" officeooo:rsid="002980aa" style:font-weight-asian="normal" style:font-weight-complex="normal"/>
    </style:style>
    <style:style style:name="T8" style:family="text">
      <style:text-properties fo:language="fr" fo:country="FR" officeooo:rsid="0026d540"/>
    </style:style>
    <style:style style:name="T9" style:family="text">
      <style:text-properties fo:language="fr" fo:country="FR" officeooo:rsid="002781d2"/>
    </style:style>
    <style:style style:name="T10" style:family="text">
      <style:text-properties fo:font-weight="bold" officeooo:rsid="002585aa" style:font-weight-asian="bold"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Emphasis"><text:span text:style-name="T1">Recherche et Configuration d'une Machine Virtuelle Debian sous VirtualBox : Partie 1: Prérequis et Configuration des Ressources</text:span></text:span></text:p>
      <text:p text:style-name="Text_20_body">La première étape consiste à sélectionner une distribution Debian adaptée à VirtualBox, dotée d'un environnement de bureau peu gourmand en ressources. Il est crucial de prendre en compte plusieurs éléments pour assurer des performances optimales de la Machine Virtuelle (VM) :</text:p>
      <text:list xml:id="list1465238387" text:style-name="L1">
        <text:list-item>
          <text:p text:style-name="P3"><text:span text:style-name="Strong_20_Emphasis">Allocation de RAM :</text:span> Il est essentiel de déterminer la quantité de RAM à allouer à la machine virtuelle. Dans notre configuration, Visual Studio Code nécessite 1 Go de RAM, l'environnement de bureau LXDE utilise entre 150 Mo et 300 Mo, tandis que Xfce varie de 200 Mo à 400 Mo, selon <text:a xlink:type="simple" xlink:href="https://www.maketecheasier.com/lxde-vs-xfce/" office:target-frame-name="_new" xlink:show="replace" text:style-name="Internet_20_link" text:visited-style-name="Visited_20_Internet_20_Link">https://www.maketecheasier.com/lxde-vs-xfce/</text:a>. Debian requiert environ 512 Mo. Ainsi, une allocation de 4 Go garantira des performances adéquates, tout en laissant de la marge pour d'autres tâches.</text:p>
        </text:list-item>
        <text:list-item>
          <text:p text:style-name="P3"><text:span text:style-name="Strong_20_Emphasis">Espace de Stockage :</text:span> Debian seul nécessite environ 1160 Mo d'espace disque, et 2920 Mo avec LXDE, selon <text:a xlink:type="simple" xlink:href="https://www-debian-org.translate.goog/releases/bullseye/amd64/apds02.en.html?_x_tr_sl=auto&amp;_x_tr_tl=fr&amp;_x_tr_hl=fr" office:target-frame-name="_new" xlink:show="replace" text:style-name="Internet_20_link" text:visited-style-name="Visited_20_Internet_20_Link">https://www-debian-org.translate.goog/releases/bullseye/amd64/apds02.en.html?_x_tr_sl=auto&amp;_x_tr_tl=fr&amp;_x_tr_hl=fr</text:a>, auxquels s'ajoutent environ 500 Mo pour des librairies supplémentaires. Pour plus de sécurité, choisir 30 Go d'espace de stockage serait une option raisonnable.</text:p>
          <text:p text:style-name="P4"><text:span text:style-name="T10">Type de disque choisi : </text:span>Optons pour une taille de disque fixe, considérant que l'espace de stockage non utilisé n'est pas un problème majeur, compte tenu des presque 2 To de stockage disponibles sur la machine hôte. La taille de disque fixe présente des avantages potentiels en termes de performances, évitant les problèmes de fragmentation. Cependant, elle peut entraîner une utilisation inefficace de l'espace disque, car la totalité de l'espace est allouée initialement, même s'il n'est pas entièrement utilisé.</text:p>
        </text:list-item>
        <text:list-item>
          <text:p text:style-name="P3"><text:span text:style-name="Strong_20_Emphasis">Partition Swap :</text:span> La partition Swap, agissant comme une extension de la RAM, est cruciale pour garantir la stabilité en cas de surcharge de la RAM ou de mise en veille profonde. Selon les recommandations, une allocation d'au moins 2 Go d'espace swap pour une machine avec 4 Go de RAM ou moins est recommandée (source: red-hat.com).</text:p>
        </text:list-item>
        <text:list-item>
          <text:p text:style-name="P3"><text:span text:style-name="Strong_20_Emphasis">Nombre de Processeurs :</text:span> Allouer 2 cœurs de processeur à la machine virtuelle permettra une gestion efficace des tâches multitâches, suffisante pour ce cas d'utilisation.</text:p>
        </text:list-item>
      </text:list>
      <text:p text:style-name="Text_20_body">Partie 2: Installation du Système et Configuration des Outils</text:p>
      <text:p text:style-name="Text_20_body">La procédure simplifiée pour installer une machine virtuelle Debian avec VirtualBox comprend les étapes suivantes :</text:p>
      <text:list xml:id="list3528467144" text:style-name="L2">
        <text:list-item>
          <text:p text:style-name="P6">Télécharger le système Debian sur debian.org (debian/64 bits).</text:p>
        </text:list-item>
        <text:list-item>
          <text:p text:style-name="P6">Ajouter le fichier Debian téléchargé à VirtualBox.</text:p>
        </text:list-item>
        <text:list-item>
          <text:p text:style-name="P6">Installer l'environnement de bureau Xfce, reconnu pour sa faible consommation de ressources.</text:p>
        </text:list-item>
        <text:list-item>
          <text:p text:style-name="P6">Installer Visual Studio Code et le configurer pour le développement en Python et HTML.</text:p>
        </text:list-item>
        <text:list-item>
          <text:p text:style-name="P5">Créer un dossier pour stocker les images de la VM, configurable sur VirtualBox.</text:p>
        </text:list-item>
      </text:list>
      <text:p text:style-name="Text_20_body">Mot de passe : @Lou!SGerb3aU@</text:p>
      <text:p text:style-name="Text_20_body"/>
      <text:p text:style-name="P7"><text:soft-page-break/><text:span text:style-name="Emphasis"><text:span text:style-name="T4">Deuxième étape :</text:span></text:span><text:span text:style-name="Emphasis"><text:span text:style-name="T5"> </text:span></text:span></text:p>
      <text:p text:style-name="P9"><text:span text:style-name="Source_20_Text"><text:span text:style-name="T6"/></text:span></text:p>
      <text:p text:style-name="P9"><text:span text:style-name="Source_20_Text"><text:span text:style-name="T6">**Installation de Visual Studio Code (VSCode) :**</text:span></text:span></text:p>
      <text:p text:style-name="P9"><text:span text:style-name="Source_20_Text"><text:span text:style-name="T6"/></text:span></text:p>
      <text:p text:style-name="P9"><text:span text:style-name="Source_20_Text"><text:span text:style-name="T6">Pour installer Visual Studio Code, suivez les étapes détaillées dans cette vidéo : [Lien vers la vidéo](https://www.youtube.com/watch?v=_Q2xX3ianDE)</text:span></text:span></text:p>
      <text:p text:style-name="P9"><text:span text:style-name="Source_20_Text"><text:span text:style-name="T6"/></text:span></text:p>
      <text:p text:style-name="P9"><text:span text:style-name="Source_20_Text"><text:span text:style-name="T6">**Création des groupes :**</text:span></text:span></text:p>
      <text:p text:style-name="P9"><text:span text:style-name="Source_20_Text"><text:span text:style-name="T6"/></text:span></text:p>
      <text:p text:style-name="P9"><text:span text:style-name="Source_20_Text"><text:span text:style-name="T6">Pour organiser les utilisateurs en fonction de leur année, nous allons créer différents groupes. Utilisez les commandes suivantes pour créer des groupes pour les années spécifiées :</text:span></text:span></text:p>
      <text:p text:style-name="P9"><text:span text:style-name="Source_20_Text"><text:span text:style-name="T6"/></text:span></text:p>
      <text:p text:style-name="P9"><text:span text:style-name="Source_20_Text"><text:span text:style-name="T6">```bash</text:span></text:span></text:p>
      <text:p text:style-name="P9"><text:span text:style-name="Source_20_Text"><text:span text:style-name="T6">sudo groupadd annee1</text:span></text:span></text:p>
      <text:p text:style-name="P9"><text:span text:style-name="Source_20_Text"><text:span text:style-name="T6">sudo groupadd annee2</text:span></text:span></text:p>
      <text:p text:style-name="P9"><text:span text:style-name="Source_20_Text"><text:span text:style-name="T6">sudo groupadd annee3</text:span></text:span></text:p>
      <text:p text:style-name="P9"><text:span text:style-name="Source_20_Text"><text:span text:style-name="T6">```</text:span></text:span></text:p>
      <text:p text:style-name="P9"><text:span text:style-name="Source_20_Text"><text:span text:style-name="T6"/></text:span></text:p>
      <text:p text:style-name="P9"><text:span text:style-name="Source_20_Text"><text:span text:style-name="T6">**Ajout d'un utilisateur à un groupe :**</text:span></text:span></text:p>
      <text:p text:style-name="P9"><text:span text:style-name="Source_20_Text"><text:span text:style-name="T6"/></text:span></text:p>
      <text:p text:style-name="P9"><text:span text:style-name="Source_20_Text"><text:span text:style-name="T6">Utilisez la commande suivante pour assigner un utilisateur à un groupe spécifique :</text:span></text:span></text:p>
      <text:p text:style-name="P9"><text:span text:style-name="Source_20_Text"><text:span text:style-name="T6"/></text:span></text:p>
      <text:p text:style-name="P9"><text:span text:style-name="Source_20_Text"><text:span text:style-name="T6">```bash</text:span></text:span></text:p>
      <text:p text:style-name="P9"><text:span text:style-name="Source_20_Text"><text:span text:style-name="T6">sudo usermod -aG mon_groupe utilisateur1</text:span></text:span></text:p>
      <text:p text:style-name="P9"><text:span text:style-name="Source_20_Text"><text:span text:style-name="T6">```</text:span></text:span></text:p>
      <text:p text:style-name="P9"><text:span text:style-name="Source_20_Text"><text:span text:style-name="T6"/></text:span></text:p>
      <text:p text:style-name="P9"><text:span text:style-name="Source_20_Text"><text:span text:style-name="T6">Assurez-vous de remplacer "mon_groupe" par le nom du groupe auquel vous souhaitez ajouter l'utilisateur.</text:span></text:span></text:p>
      <text:p text:style-name="P9"><text:span text:style-name="Source_20_Text"><text:span text:style-name="T6"/></text:span></text:p>
      <text:p text:style-name="P9"><text:span text:style-name="Source_20_Text"><text:span text:style-name="T6">**Changement du groupe d'un fichier ou dossier :**</text:span></text:span></text:p>
      <text:p text:style-name="P9"><text:span text:style-name="Source_20_Text"><text:span text:style-name="T6"/></text:span></text:p>
      <text:p text:style-name="P9"><text:soft-page-break/><text:span text:style-name="Source_20_Text"><text:span text:style-name="T6">Si vous avez besoin de changer le groupe d'un fichier ou d'un dossier spécifique, utilisez la commande suivante :</text:span></text:span></text:p>
      <text:p text:style-name="P9"><text:span text:style-name="Source_20_Text"><text:span text:style-name="T6"/></text:span></text:p>
      <text:p text:style-name="P9"><text:span text:style-name="Source_20_Text"><text:span text:style-name="T6">```bash</text:span></text:span></text:p>
      <text:p text:style-name="P9"><text:span text:style-name="Source_20_Text"><text:span text:style-name="T6">sudo chown :mon_groupe nom_fichier</text:span></text:span></text:p>
      <text:p text:style-name="P9"><text:span text:style-name="Source_20_Text"><text:span text:style-name="T6">```</text:span></text:span></text:p>
      <text:p text:style-name="P9"><text:span text:style-name="Source_20_Text"><text:span text:style-name="T6"/></text:span></text:p>
      <text:p text:style-name="P9"><text:span text:style-name="Source_20_Text"><text:span text:style-name="T6">Assurez-vous de remplacer "mon_groupe" par le nom du groupe auquel vous souhaitez attribuer le fichier ou le dossier.</text:span></text:span></text:p>
      <text:p text:style-name="P9"><text:span text:style-name="Source_20_Text"><text:span text:style-name="T6"/></text:span></text:p>
      <text:p text:style-name="P9"><text:span text:style-name="Source_20_Text"><text:span text:style-name="T6">**Changement des droits par défaut lors de la création de dossiers et fichiers :**</text:span></text:span></text:p>
      <text:p text:style-name="P9"><text:span text:style-name="Source_20_Text"><text:span text:style-name="T6"/></text:span></text:p>
      <text:p text:style-name="P9"><text:span text:style-name="Source_20_Text"><text:span text:style-name="T6">Utilisez la commande `umask` pour spécifier les droits par défaut lors de la création de nouveaux fichiers et dossiers. Par exemple, pour définir des permissions strictes où seuls le propriétaire peut lire et écrire, utilisez la commande suivante :</text:span></text:span></text:p>
      <text:p text:style-name="P9"><text:span text:style-name="Source_20_Text"><text:span text:style-name="T6"/></text:span></text:p>
      <text:p text:style-name="P9"><text:span text:style-name="Source_20_Text"><text:span text:style-name="T6">```bash</text:span></text:span></text:p>
      <text:p text:style-name="P9"><text:span text:style-name="Source_20_Text"><text:span text:style-name="T6">umask 077 # -rw-------</text:span></text:span></text:p>
      <text:p text:style-name="P9"><text:span text:style-name="Source_20_Text"><text:span text:style-name="T6">```</text:span></text:span></text:p>
      <text:p text:style-name="P9"><text:span text:style-name="Source_20_Text"><text:span text:style-name="T6"/></text:span></text:p>
      <text:p text:style-name="P9"><text:span text:style-name="Source_20_Text"><text:span text:style-name="T6">Cette commande garantit que les fichiers nouvellement créés auront des permissions `-rw-------`, préservant ainsi une stricte confidentialité pour le propriétaire.</text:span></text:span></text:p>
      <text:p text:style-name="P9"><text:span text:style-name="Source_20_Text"><text:span text:style-name="T6"/></text:span></text:p>
      <text:p text:style-name="P9"><text:span text:style-name="Source_20_Text"><text:span text:style-name="T6">---</text:span></text:span></text:p>
      <text:p text:style-name="P9"><text:span text:style-name="Source_20_Text"><text:span text:style-name="T6"/></text:span></text:p>
      <text:p text:style-name="P9"><text:span text:style-name="Source_20_Text"><text:span text:style-name="T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4T13:51:48.941256663</meta:creation-date>
    <dc:date>2023-11-30T15:35:09.889318476</dc:date>
    <meta:editing-duration>PT1H25M19S</meta:editing-duration>
    <meta:editing-cycles>12</meta:editing-cycles>
    <meta:generator>LibreOffice/7.3.7.2$Linux_X86_64 LibreOffice_project/30$Build-2</meta:generator>
    <meta:document-statistic meta:table-count="0" meta:image-count="0" meta:object-count="0" meta:page-count="3" meta:paragraph-count="44" meta:word-count="674" meta:character-count="4484" meta:non-whitespace-character-count="3864"/>
  </office:meta>
</office:document-meta>
</file>